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1cm" svg:stroke-color="#4b1f6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Fine_20_Dashed" svg:stroke-width="0.1cm" svg:stroke-color="#ff950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Entity">
      <style:graphic-properties svg:stroke-color="#004586" draw:auto-grow-height="true" draw:auto-grow-width="false" fo:max-height="0cm" fo:min-height="0.73cm"/>
    </style:style>
    <style:style style:name="gr4" style:family="graphic" style:parent-style-name="Entity">
      <style:graphic-properties svg:stroke-width="0.1cm" svg:stroke-color="#ff420e" draw:auto-grow-height="true" draw:auto-grow-width="false" fo:max-height="0cm" fo:min-height="0.73cm"/>
    </style:style>
    <style:style style:name="gr5" style:family="graphic" style:parent-style-name="Entity">
      <style:graphic-properties svg:stroke-width="0.1cm" svg:stroke-color="#579d1c" draw:auto-grow-height="true" draw:auto-grow-width="false" fo:max-height="0cm" fo:min-height="0.73cm"/>
    </style:style>
    <style:style style:name="gr6" style:family="graphic" style:parent-style-name="Entity">
      <style:graphic-properties draw:stroke="dash" draw:stroke-dash="Fine_20_Dashed" svg:stroke-width="0.1cm" svg:stroke-color="#ff950e" draw:auto-grow-height="true" draw:auto-grow-width="false" fo:max-height="0cm" fo:min-height="0.73cm"/>
    </style:style>
    <style:style style:name="gr7" style:family="graphic" style:parent-style-name="Entity">
      <style:graphic-properties draw:stroke="dash" draw:stroke-dash="Fine_20_Dashed" svg:stroke-width="0.1cm" svg:stroke-color="#4b1f6f" draw:auto-grow-height="true" draw:auto-grow-width="false" fo:max-height="0cm" fo:min-height="0.73cm"/>
    </style:style>
    <style:style style:name="gr8" style:family="graphic" style:parent-style-name="Entity">
      <style:graphic-properties svg:stroke-width="0.1cm" svg:stroke-color="#7e0021" draw:auto-grow-height="true" draw:auto-grow-width="false" fo:max-height="0cm" fo:min-height="0.73cm"/>
    </style:style>
    <style:style style:name="gr9" style:family="graphic" style:parent-style-name="Entity">
      <style:graphic-properties draw:auto-grow-height="true" draw:auto-grow-width="false" fo:max-height="0cm" fo:min-height="0.73cm"/>
    </style:style>
    <style:style style:name="gr10" style:family="graphic" style:parent-style-name="objectwithoutfill">
      <style:graphic-properties svg:stroke-width="0.1cm" svg:stroke-color="#004586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420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579d1c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7e0021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draw:textarea-vertical-align="bottom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9cm" fo:min-width="4.4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9cm" fo:min-width="5.1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9.595cm"/>
    </style:style>
    <style:style style:name="gr20" style:family="graphic">
      <style:graphic-properties style:protect="size"/>
    </style:style>
    <style:style style:name="gr21" style:family="graphic" style:parent-style-name="objectwithoutfill">
      <style:graphic-properties draw:stroke="solid" draw:stroke-dash="Fine_20_Dashed" svg:stroke-width="0.1cm" svg:stroke-color="#4b1f6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Entity">
      <style:graphic-properties svg:stroke-color="#004586" draw:auto-grow-height="true" draw:auto-grow-width="false" fo:max-height="0cm" fo:min-height="1.137cm"/>
    </style:style>
    <style:style style:name="gr23" style:family="graphic" style:parent-style-name="Entity">
      <style:graphic-properties draw:stroke="solid" draw:stroke-dash="Fine_20_Dashed" svg:stroke-width="0.1cm" svg:stroke-color="#4b1f6f" draw:auto-grow-height="true" draw:auto-grow-width="false" fo:max-height="0cm" fo:min-height="0.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4.4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5.107cm"/>
    </style:style>
    <style:style style:name="gr26" style:family="graphic" style:parent-style-name="Entity">
      <style:graphic-properties svg:stroke-color="#999999" draw:auto-grow-height="true" draw:auto-grow-width="false" fo:max-height="0cm" fo:min-height="0.75cm"/>
    </style:style>
    <style:style style:name="gr27" style:family="graphic" style:parent-style-name="standard">
      <style:graphic-properties draw:fill-color="#a3cf71" draw:textarea-horizontal-align="justify" draw:textarea-vertical-align="middle" draw:auto-grow-height="false" fo:min-height="0.807cm" fo:min-width="4.0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cm"/>
    </style:style>
    <style:style style:name="gr30" style:family="graphic" style:parent-style-name="standard">
      <style:graphic-properties draw:stroke="none" draw:fill="none" fo:min-height="1.516cm"/>
    </style:style>
    <style:style style:name="gr31" style:family="graphic" style:parent-style-name="standard">
      <style:graphic-properties draw:stroke="none" draw:fill="none" fo:min-height="0.713cm"/>
    </style:style>
    <style:style style:name="gr32" style:family="graphic" style:parent-style-name="standard">
      <style:graphic-properties draw:stroke="none" draw:fill="none" fo:min-height="1.595cm"/>
    </style:style>
    <style:style style:name="gr33" style:family="graphic" style:parent-style-name="standard">
      <style:graphic-properties draw:fill-color="#1971ab" draw:textarea-horizontal-align="justify" draw:textarea-vertical-align="middle" draw:auto-grow-height="false" fo:min-height="1.737cm" fo:min-width="1.501cm"/>
    </style:style>
    <style:style style:name="gr34" style:family="graphic" style:parent-style-name="standard">
      <style:graphic-properties draw:stroke="none" draw:fill="none" fo:min-height="1.424cm"/>
    </style:style>
    <style:style style:name="gr35" style:family="graphic" style:parent-style-name="standard">
      <style:graphic-properties draw:stroke="none" draw:fill="none" fo:min-height="1.423cm"/>
    </style:style>
    <style:style style:name="gr3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4586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paragraph-properties fo:text-align="center"/>
      <style:text-properties fo:color="#333333" fo:font-size="14pt" fo:font-style="italic" style:font-size-asian="18pt" style:font-style-asian="italic" style:font-weight-asian="normal" style:font-size-complex="18pt" style:font-style-complex="italic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c5000b" fo:font-size="40pt" fo:font-weight="bold"/>
    </style:style>
    <style:style style:name="P8" style:family="paragraph">
      <loext:graphic-properties draw:fill-color="#ffffff"/>
    </style:style>
    <style:style style:name="P9" style:family="paragraph">
      <style:text-properties fo:color="#999999"/>
    </style:style>
    <style:style style:name="P10" style:family="paragraph">
      <loext:graphic-properties draw:fill-color="#a3cf71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1971ab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333333" fo:font-size="14pt" fo:font-style="normal" style:text-underline-style="solid" style:text-underline-width="auto" style:text-underline-color="font-color" style:font-size-asian="18pt" style:font-style-asian="normal" style:font-weight-asian="normal" style:font-size-complex="18pt" style:font-style-complex="normal"/>
    </style:style>
    <style:style style:name="T3" style:family="text">
      <style:text-properties fo:color="#333333" fo:font-size="14pt" fo:font-style="italic" style:font-size-asian="18pt" style:font-style-asian="italic" style:font-weight-asian="normal" style:font-size-complex="18pt" style:font-style-complex="italic"/>
    </style:style>
    <style:style style:name="T4" style:family="text">
      <style:text-properties fo:color="#c5000b" fo:font-size="40pt" fo:font-weight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curve" svg:x1="6.532cm" svg:y1="14.01cm" svg:x2="12.218cm" svg:y2="12.01cm" draw:start-shape="id1" draw:start-glue-point="1" draw:end-shape="id2" draw:end-glue-point="3" svg:d="M6532 14010c4264 0 1422-2000 5686-2000" svg:viewBox="0 0 5687 2001">
          <text:p/>
        </draw:connector>
        <draw:connector draw:style-name="gr1" draw:text-style-name="P1" draw:layer="layout" draw:type="curve" svg:x1="6.532cm" svg:y1="14.01cm" svg:x2="12.218cm" svg:y2="14.01cm" draw:start-shape="id1" draw:start-glue-point="1" draw:end-shape="id3" draw:end-glue-point="3" svg:d="M6532 14010h5686" svg:viewBox="0 0 5687 1">
          <text:p/>
        </draw:connector>
        <draw:connector draw:style-name="gr2" draw:text-style-name="P1" draw:layer="layout" draw:type="curve" svg:x1="6.5cm" svg:y1="16.01cm" svg:x2="12.218cm" svg:y2="12.01cm" draw:start-shape="id4" draw:start-glue-point="1" draw:end-shape="id2" draw:end-glue-point="3" svg:d="M6500 16010c4288 0 1430-4000 5718-4000" svg:viewBox="0 0 5719 4001">
          <text:p/>
        </draw:connector>
        <draw:connector draw:style-name="gr2" draw:text-style-name="P1" draw:layer="layout" draw:type="curve" svg:x1="6.5cm" svg:y1="16.01cm" svg:x2="12.218cm" svg:y2="14.01cm" draw:start-shape="id4" draw:start-glue-point="1" draw:end-shape="id3" draw:end-glue-point="3" svg:d="M6500 16010c4288 0 1430-2000 5718-2000" svg:viewBox="0 0 5719 2001">
          <text:p/>
        </draw:connector>
        <draw:connector draw:style-name="gr2" draw:text-style-name="P1" draw:layer="layout" draw:type="curve" svg:x1="6.5cm" svg:y1="16.01cm" svg:x2="12.218cm" svg:y2="10.01cm" draw:start-shape="id4" draw:start-glue-point="1" draw:end-shape="id5" draw:end-glue-point="3" svg:d="M6500 16010c4288 0 1430-6000 5718-6000" svg:viewBox="0 0 5719 6001">
          <text:p/>
        </draw:connector>
        <draw:connector draw:style-name="gr2" draw:text-style-name="P1" draw:layer="layout" draw:type="curve" svg:x1="6.5cm" svg:y1="16.01cm" svg:x2="12.218cm" svg:y2="8.01cm" draw:start-shape="id4" draw:start-glue-point="1" draw:end-shape="id6" draw:end-glue-point="3" svg:d="M6500 16010c4288 0 1430-8000 5718-8000" svg:viewBox="0 0 5719 8001">
          <text:p/>
        </draw:connector>
        <draw:frame draw:style-name="gr3" draw:text-style-name="P2" xml:id="id7" draw:id="id7" draw:layer="layout" svg:width="3.032cm" svg:height="0.98cm" svg:x="3.5cm" svg:y="5.52cm">
          <draw:text-box>
            <text:p>ncbi</text:p>
          </draw:text-box>
        </draw:frame>
        <draw:frame draw:style-name="gr4" xml:id="id9" draw:id="id9" draw:layer="layout" svg:width="3.032cm" svg:height="0.98cm" svg:x="3.468cm" svg:y="9.52cm">
          <draw:text-box>
            <text:p>ucsc</text:p>
          </draw:text-box>
        </draw:frame>
        <draw:frame draw:style-name="gr5" xml:id="id10" draw:id="id10" draw:layer="layout" svg:width="3.032cm" svg:height="0.98cm" svg:x="3.468cm" svg:y="7.52cm">
          <draw:text-box>
            <text:p>ensembl</text:p>
          </draw:text-box>
        </draw:frame>
        <draw:frame draw:style-name="gr6" xml:id="id4" draw:id="id4" draw:layer="layout" svg:width="3.032cm" svg:height="0.98cm" svg:x="3.468cm" svg:y="15.52cm">
          <draw:text-box>
            <text:p>lrg</text:p>
          </draw:text-box>
        </draw:frame>
        <draw:frame draw:style-name="gr7" xml:id="id1" draw:id="id1" draw:layer="layout" svg:width="3.032cm" svg:height="0.98cm" svg:x="3.5cm" svg:y="13.52cm">
          <draw:text-box>
            <text:p>bic</text:p>
          </draw:text-box>
        </draw:frame>
        <draw:frame draw:style-name="gr8" xml:id="id11" draw:id="id11" draw:layer="layout" svg:width="3.032cm" svg:height="0.98cm" svg:x="3.468cm" svg:y="11.5cm">
          <draw:text-box>
            <text:p>uta0</text:p>
          </draw:text-box>
        </draw:frame>
        <draw:frame draw:style-name="gr9" xml:id="id8" draw:id="id8" draw:layer="layout" svg:width="3.032cm" svg:height="0.98cm" svg:x="12.218cm" svg:y="5.52cm">
          <draw:text-box>
            <text:p>fasta</text:p>
          </draw:text-box>
        </draw:frame>
        <draw:frame draw:style-name="gr9" xml:id="id6" draw:id="id6" draw:layer="layout" svg:width="3.032cm" svg:height="0.98cm" svg:x="12.218cm" svg:y="7.52cm">
          <draw:text-box>
            <text:p>seqinfo</text:p>
          </draw:text-box>
        </draw:frame>
        <draw:frame draw:style-name="gr9" xml:id="id5" draw:id="id5" draw:layer="layout" svg:width="3.032cm" svg:height="0.98cm" svg:x="12.218cm" svg:y="9.52cm">
          <draw:text-box>
            <text:p>geneinfo</text:p>
          </draw:text-box>
        </draw:frame>
        <draw:frame draw:style-name="gr9" xml:id="id2" draw:id="id2" draw:layer="layout" svg:width="3.032cm" svg:height="0.98cm" svg:x="12.218cm" svg:y="11.52cm">
          <draw:text-box>
            <text:p>txinfo</text:p>
          </draw:text-box>
        </draw:frame>
        <draw:frame draw:style-name="gr9" xml:id="id3" draw:id="id3" draw:layer="layout" svg:width="3.032cm" svg:height="0.98cm" svg:x="12.218cm" svg:y="13.52cm">
          <draw:text-box>
            <text:p>exonsets</text:p>
          </draw:text-box>
        </draw:frame>
        <draw:frame draw:style-name="gr9" xml:id="id12" draw:id="id12" draw:layer="layout" svg:width="5cm" svg:height="0.98cm" svg:x="20cm" svg:y="5.52cm">
          <draw:text-box>
            <text:p>seq, seqanno</text:p>
          </draw:text-box>
        </draw:frame>
        <draw:frame draw:style-name="gr9" xml:id="id13" draw:id="id13" draw:layer="layout" svg:width="5cm" svg:height="0.98cm" svg:x="20cm" svg:y="7.52cm">
          <draw:text-box>
            <text:p>gene</text:p>
          </draw:text-box>
        </draw:frame>
        <draw:frame draw:style-name="gr9" xml:id="id14" draw:id="id14" draw:layer="layout" svg:width="5cm" svg:height="0.98cm" svg:x="20cm" svg:y="9.52cm">
          <draw:text-box>
            <text:p>transcript</text:p>
          </draw:text-box>
        </draw:frame>
        <draw:frame draw:style-name="gr9" xml:id="id15" draw:id="id15" draw:layer="layout" svg:width="5cm" svg:height="0.98cm" svg:x="20cm" svg:y="11.52cm">
          <draw:text-box>
            <text:p>exonset, exon</text:p>
          </draw:text-box>
        </draw:frame>
        <draw:frame draw:style-name="gr9" draw:layer="layout" svg:width="5cm" svg:height="0.98cm" svg:x="20cm" svg:y="3.529cm">
          <draw:text-box>
            <text:p>origin</text:p>
          </draw:text-box>
        </draw:frame>
        <draw:connector draw:style-name="gr10" draw:text-style-name="P1" draw:layer="layout" draw:type="curve" svg:x1="6.532cm" svg:y1="6.01cm" svg:x2="12.218cm" svg:y2="6.01cm" draw:start-shape="id7" draw:start-glue-point="1" draw:end-shape="id8" draw:end-glue-point="3" svg:d="M6532 6010h5686" svg:viewBox="0 0 5687 1">
          <text:p/>
        </draw:connector>
        <draw:connector draw:style-name="gr10" draw:text-style-name="P1" draw:layer="layout" draw:type="curve" svg:x1="6.532cm" svg:y1="6.01cm" svg:x2="12.218cm" svg:y2="8.01cm" draw:start-shape="id7" draw:start-glue-point="1" draw:end-shape="id6" draw:end-glue-point="3" svg:d="M6532 6010c4264 0 1422 2000 5686 2000" svg:viewBox="0 0 5687 2001">
          <text:p/>
        </draw:connector>
        <draw:connector draw:style-name="gr10" draw:text-style-name="P1" draw:layer="layout" draw:type="curve" svg:x1="6.532cm" svg:y1="6.01cm" svg:x2="12.218cm" svg:y2="10.01cm" draw:start-shape="id7" draw:start-glue-point="1" draw:end-shape="id5" draw:end-glue-point="3" svg:d="M6532 6010c4264 0 1422 4000 5686 4000" svg:viewBox="0 0 5687 4001">
          <text:p/>
        </draw:connector>
        <draw:connector draw:style-name="gr10" draw:text-style-name="P1" draw:layer="layout" draw:type="curve" svg:x1="6.532cm" svg:y1="6.01cm" svg:x2="12.218cm" svg:y2="12.01cm" draw:start-shape="id7" draw:start-glue-point="1" draw:end-shape="id2" draw:end-glue-point="3" svg:d="M6532 6010c4264 0 1422 6000 5686 6000" svg:viewBox="0 0 5687 6001">
          <text:p/>
        </draw:connector>
        <draw:connector draw:style-name="gr10" draw:text-style-name="P1" draw:layer="layout" draw:type="curve" svg:x1="6.532cm" svg:y1="6.01cm" svg:x2="12.218cm" svg:y2="14.01cm" draw:start-shape="id7" draw:start-glue-point="1" draw:end-shape="id3" svg:d="M6532 6010c4264 0 1422 8000 5686 8000" svg:viewBox="0 0 5687 8001">
          <text:p/>
        </draw:connector>
        <draw:connector draw:style-name="gr11" draw:text-style-name="P1" draw:layer="layout" draw:type="curve" svg:x1="6.5cm" svg:y1="10.01cm" svg:x2="12.218cm" svg:y2="12.01cm" draw:start-shape="id9" draw:start-glue-point="1" draw:end-shape="id2" draw:end-glue-point="3" svg:d="M6500 10010c4288 0 1430 2000 5718 2000" svg:viewBox="0 0 5719 2001">
          <text:p/>
        </draw:connector>
        <draw:connector draw:style-name="gr11" draw:text-style-name="P1" draw:layer="layout" draw:type="curve" svg:x1="6.5cm" svg:y1="10.01cm" svg:x2="12.218cm" svg:y2="14.01cm" draw:start-shape="id9" draw:start-glue-point="1" draw:end-shape="id3" draw:end-glue-point="3" svg:d="M6500 10010c4288 0 1430 4000 5718 4000" svg:viewBox="0 0 5719 4001">
          <text:p/>
        </draw:connector>
        <draw:connector draw:style-name="gr12" draw:text-style-name="P1" draw:layer="layout" draw:type="curve" svg:x1="6.5cm" svg:y1="8.01cm" svg:x2="12.218cm" svg:y2="6.01cm" draw:start-shape="id10" draw:start-glue-point="1" draw:end-shape="id8" draw:end-glue-point="3" svg:d="M6500 8010c4288 0 1430-2000 5718-2000" svg:viewBox="0 0 5719 2001">
          <text:p/>
        </draw:connector>
        <draw:connector draw:style-name="gr12" draw:text-style-name="P1" draw:layer="layout" draw:type="curve" svg:x1="6.5cm" svg:y1="8.01cm" svg:x2="12.218cm" svg:y2="12.01cm" draw:start-shape="id10" draw:start-glue-point="1" draw:end-shape="id2" draw:end-glue-point="3" svg:d="M6500 8010c4288 0 1430 4000 5718 4000" svg:viewBox="0 0 5719 4001">
          <text:p/>
        </draw:connector>
        <draw:connector draw:style-name="gr12" draw:text-style-name="P1" draw:layer="layout" draw:type="curve" svg:x1="6.5cm" svg:y1="8.01cm" svg:x2="12.218cm" svg:y2="14.01cm" draw:start-shape="id10" draw:start-glue-point="1" draw:end-shape="id3" svg:d="M6500 8010c4288 0 1430 6000 5718 6000" svg:viewBox="0 0 5719 6001">
          <text:p/>
        </draw:connector>
        <draw:connector draw:style-name="gr13" draw:text-style-name="P1" draw:layer="layout" draw:type="curve" svg:x1="6.5cm" svg:y1="11.99cm" svg:x2="12.218cm" svg:y2="12.01cm" draw:start-shape="id11" draw:start-glue-point="1" draw:end-shape="id2" draw:end-glue-point="3" svg:d="M6500 11990c4288 0 1430 20 5718 20" svg:viewBox="0 0 5719 21">
          <text:p/>
        </draw:connector>
        <draw:connector draw:style-name="gr13" draw:text-style-name="P1" draw:layer="layout" draw:type="curve" svg:x1="6.5cm" svg:y1="11.99cm" svg:x2="12.218cm" svg:y2="14.01cm" draw:start-shape="id11" draw:start-glue-point="1" draw:end-shape="id3" draw:end-glue-point="3" svg:d="M6500 11990c4288 0 1430 2020 5718 2020" svg:viewBox="0 0 5719 2021">
          <text:p/>
        </draw:connector>
        <draw:connector draw:style-name="gr14" draw:text-style-name="P1" draw:layer="layout" draw:type="curve" svg:x1="15.25cm" svg:y1="6.01cm" svg:x2="20cm" svg:y2="6.01cm" draw:start-shape="id8" draw:start-glue-point="1" draw:end-shape="id12" draw:end-glue-point="3" svg:d="M15250 6010h4750" svg:viewBox="0 0 4751 1">
          <text:p/>
        </draw:connector>
        <draw:connector draw:style-name="gr14" draw:text-style-name="P1" draw:layer="layout" draw:type="curve" svg:x1="15.25cm" svg:y1="8.01cm" svg:x2="20cm" svg:y2="6.01cm" draw:start-shape="id6" draw:start-glue-point="1" draw:end-shape="id12" draw:end-glue-point="3" svg:d="M15250 8010c3562 0 1188-2000 4750-2000" svg:viewBox="0 0 4751 2001">
          <text:p/>
        </draw:connector>
        <draw:connector draw:style-name="gr14" draw:text-style-name="P1" draw:layer="layout" draw:type="curve" svg:x1="15.25cm" svg:y1="10.01cm" svg:x2="20cm" svg:y2="8.01cm" draw:start-shape="id5" draw:start-glue-point="1" draw:end-shape="id13" svg:d="M15250 10010c3562 0 1188-2000 4750-2000" svg:viewBox="0 0 4751 2001">
          <text:p/>
        </draw:connector>
        <draw:connector draw:style-name="gr14" draw:text-style-name="P1" draw:layer="layout" draw:type="curve" svg:x1="15.25cm" svg:y1="12.01cm" svg:x2="20cm" svg:y2="10.01cm" draw:start-shape="id2" draw:start-glue-point="1" draw:end-shape="id14" draw:end-glue-point="3" svg:d="M15250 12010c3562 0 1188-2000 4750-2000" svg:viewBox="0 0 4751 2001">
          <text:p/>
        </draw:connector>
        <draw:connector draw:style-name="gr14" draw:text-style-name="P1" draw:layer="layout" draw:type="curve" svg:x1="15.25cm" svg:y1="12.01cm" svg:x2="20cm" svg:y2="12.01cm" draw:start-shape="id2" draw:start-glue-point="1" draw:end-shape="id15" draw:end-glue-point="3" svg:d="M15250 12010h4750" svg:viewBox="0 0 4751 1">
          <text:p/>
        </draw:connector>
        <draw:connector draw:style-name="gr14" draw:text-style-name="P1" draw:layer="layout" draw:type="curve" svg:x1="15.25cm" svg:y1="14.01cm" svg:x2="20cm" svg:y2="12.01cm" draw:start-shape="id3" draw:start-glue-point="1" draw:end-shape="id15" draw:end-glue-point="3" svg:d="M15250 14010c3562 0 1188-2000 4750-2000" svg:viewBox="0 0 4751 2001">
          <text:p/>
        </draw:connector>
        <draw:frame draw:style-name="gr15" draw:text-style-name="P4" draw:layer="layout" svg:width="3.032cm" svg:height="1.673cm" svg:x="3.5cm" svg:y="1.309cm">
          <draw:text-box>
            <text:p text:style-name="P3"><text:span text:style-name="T1">data</text:span></text:p>
            <text:p text:style-name="P3"><text:span text:style-name="T1">source</text:span></text:p>
          </draw:text-box>
        </draw:frame>
        <draw:frame draw:style-name="gr15" draw:text-style-name="P4" draw:layer="layout" svg:width="4.25cm" svg:height="1.673cm" svg:x="11.5cm" svg:y="1.309cm">
          <draw:text-box>
            <text:p text:style-name="P3"><text:span text:style-name="T1">intermediate data files</text:span></text:p>
          </draw:text-box>
        </draw:frame>
        <draw:frame draw:style-name="gr15" draw:text-style-name="P4" draw:layer="layout" svg:width="5cm" svg:height="1.673cm" svg:x="20cm" svg:y="1.309cm">
          <draw:text-box>
            <text:p text:style-name="P3"><text:span text:style-name="T1">database</text:span></text:p>
            <text:p text:style-name="P3"><text:span text:style-name="T1">tables</text:span></text:p>
          </draw:text-box>
        </draw:frame>
        <draw:connector draw:style-name="gr12" draw:text-style-name="P1" draw:layer="layout" draw:type="curve" svg:x1="6.5cm" svg:y1="8.01cm" svg:x2="12.218cm" svg:y2="8.01cm" draw:start-shape="id10" draw:start-glue-point="1" draw:end-shape="id6" draw:end-glue-point="3" svg:d="M6500 8010h5718" svg:viewBox="0 0 5719 1">
          <text:p/>
        </draw:connector>
        <draw:frame draw:style-name="gr16" draw:text-style-name="P5" draw:layer="layout" svg:width="4.926cm" svg:height="4.039cm" svg:x="7.05cm" svg:y="16.551cm">
          <draw:text-box>
            <text:p text:style-name="P3"><text:span text:style-name="T2">source-specific</text:span></text:p>
            <text:p text:style-name="P3"><text:span text:style-name="T2">data extractors</text:span></text:p>
            <text:p text:style-name="P3"><text:span text:style-name="T3">ncbi-fetch</text:span></text:p>
            <text:p text:style-name="P3"><text:span text:style-name="T3">ensembl-fetch</text:span></text:p>
            <text:p text:style-name="P3"><text:span text:style-name="T3">ucsc-fetch-exonsets</text:span></text:p>
            <text:p text:style-name="P3"><text:span text:style-name="T3">uta-fetch</text:span></text:p>
          </draw:text-box>
        </draw:frame>
        <draw:frame draw:style-name="gr17" draw:text-style-name="P5" draw:layer="layout" svg:width="5.607cm" svg:height="4.039cm" svg:x="14.9cm" svg:y="16.551cm">
          <draw:text-box>
            <text:p text:style-name="P3"><text:span text:style-name="T2">data-specific</text:span></text:p>
            <text:p text:style-name="P3"><text:span text:style-name="T2">loaders</text:span></text:p>
            <text:p text:style-name="P3"><text:span text:style-name="T3">uta load-seqinfo FILE</text:span></text:p>
            <text:p text:style-name="P3"><text:span text:style-name="T3">uta load-geneinfo FILE</text:span></text:p>
            <text:p text:style-name="P3"><text:span text:style-name="T3">uta load-txinfo FILE</text:span></text:p>
            <text:p text:style-name="P3"><text:span text:style-name="T3">uta load-exonsets FILE</text:span></text:p>
          </draw:text-box>
        </draw:frame>
        <draw:frame draw:style-name="gr18" draw:text-style-name="P6" draw:layer="layout" svg:width="1.277cm" svg:height="0.962cm" svg:x="0.973cm" svg:y="1.038cm">
          <draw:text-box>
            <text:p>V1</text:p>
          </draw:text-box>
        </draw:frame>
        <draw:frame draw:style-name="gr19" draw:text-style-name="P7" draw:layer="layout" svg:width="10.099cm" svg:height="1.83cm" svg:x="9.254cm" svg:y="3.17cm">
          <draw:text-box>
            <text:p><text:span text:style-name="T4">DEPRECATED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21" draw:text-style-name="P1" draw:layer="layout" draw:type="curve" svg:x1="6.532cm" svg:y1="12.91cm" svg:x2="12.218cm" svg:y2="12.91cm" draw:start-shape="id16" draw:start-glue-point="1" draw:end-shape="id17" draw:end-glue-point="3" svg:d="M6532 12910h5686" svg:viewBox="0 0 5687 1">
          <text:p/>
        </draw:connector>
        <draw:connector draw:style-name="gr21" draw:text-style-name="P1" draw:layer="layout" draw:type="curve" svg:x1="6.532cm" svg:y1="12.91cm" svg:x2="12.218cm" svg:y2="14.91cm" draw:start-shape="id16" draw:start-glue-point="1" draw:end-shape="id18" draw:end-glue-point="3" svg:d="M6532 12910c4264 0 1422 2000 5686 2000" svg:viewBox="0 0 5687 2001">
          <text:p/>
        </draw:connector>
        <draw:connector draw:style-name="gr2" draw:text-style-name="P1" draw:layer="layout" draw:type="curve" svg:x1="6.5cm" svg:y1="14.91cm" svg:x2="12.218cm" svg:y2="12.91cm" draw:start-shape="id19" draw:start-glue-point="1" draw:end-shape="id17" draw:end-glue-point="3" svg:d="M6500 14910c4288 0 1430-2000 5718-2000" svg:viewBox="0 0 5719 2001">
          <text:p/>
        </draw:connector>
        <draw:connector draw:style-name="gr2" draw:text-style-name="P1" draw:layer="layout" draw:type="curve" svg:x1="6.5cm" svg:y1="14.91cm" svg:x2="12.218cm" svg:y2="14.91cm" draw:start-shape="id19" draw:start-glue-point="1" draw:end-shape="id18" draw:end-glue-point="3" svg:d="M6500 14910h5718" svg:viewBox="0 0 5719 1">
          <text:p/>
        </draw:connector>
        <draw:connector draw:style-name="gr2" draw:text-style-name="P1" draw:layer="layout" draw:type="curve" svg:x1="6.5cm" svg:y1="14.91cm" svg:x2="12.218cm" svg:y2="10.91cm" draw:start-shape="id19" draw:start-glue-point="1" draw:end-shape="id20" draw:end-glue-point="3" svg:d="M6500 14910c4288 0 1430-4000 5718-4000" svg:viewBox="0 0 5719 4001">
          <text:p/>
        </draw:connector>
        <draw:connector draw:style-name="gr2" draw:text-style-name="P1" draw:layer="layout" draw:type="curve" svg:x1="6.5cm" svg:y1="14.91cm" svg:x2="12.218cm" svg:y2="8.91cm" draw:start-shape="id19" draw:start-glue-point="1" draw:end-shape="id21" draw:end-glue-point="3" svg:d="M6500 14910c4288 0 1430-6000 5718-6000" svg:viewBox="0 0 5719 6001">
          <text:p/>
        </draw:connector>
        <draw:frame draw:style-name="gr22" draw:text-style-name="P2" xml:id="id22" draw:id="id22" draw:layer="layout" svg:width="3.032cm" svg:height="1.387cm" svg:x="3.5cm" svg:y="6.018cm">
          <draw:text-box>
            <text:p>ncbi</text:p>
            <text:p><text:span text:style-name="T5">gbff + gff</text:span></text:p>
          </draw:text-box>
        </draw:frame>
        <draw:frame draw:style-name="gr4" xml:id="id23" draw:id="id23" draw:layer="layout" svg:width="3.032cm" svg:height="0.98cm" svg:x="3.468cm" svg:y="10.42cm">
          <draw:text-box>
            <text:p>ucsc</text:p>
          </draw:text-box>
        </draw:frame>
        <draw:frame draw:style-name="gr5" xml:id="id24" draw:id="id24" draw:layer="layout" svg:width="3.032cm" svg:height="0.98cm" svg:x="3.468cm" svg:y="8.42cm">
          <draw:text-box>
            <text:p>ensembl</text:p>
          </draw:text-box>
        </draw:frame>
        <draw:frame draw:style-name="gr6" xml:id="id19" draw:id="id19" draw:layer="layout" svg:width="3.032cm" svg:height="0.98cm" svg:x="3.468cm" svg:y="14.42cm">
          <draw:text-box>
            <text:p>lrg</text:p>
          </draw:text-box>
        </draw:frame>
        <draw:frame draw:style-name="gr23" xml:id="id16" draw:id="id16" draw:layer="layout" svg:width="3.032cm" svg:height="0.98cm" svg:x="3.5cm" svg:y="12.42cm">
          <draw:text-box>
            <text:p>bic</text:p>
          </draw:text-box>
        </draw:frame>
        <draw:frame draw:style-name="gr9" xml:id="id25" draw:id="id25" draw:layer="layout" svg:width="3.032cm" svg:height="0.98cm" svg:x="12.218cm" svg:y="6.42cm">
          <draw:text-box>
            <text:p>fasta</text:p>
          </draw:text-box>
        </draw:frame>
        <draw:frame draw:style-name="gr9" xml:id="id21" draw:id="id21" draw:layer="layout" svg:width="3.032cm" svg:height="0.98cm" svg:x="12.218cm" svg:y="8.42cm">
          <draw:text-box>
            <text:p>seqinfo</text:p>
          </draw:text-box>
        </draw:frame>
        <draw:frame draw:style-name="gr9" xml:id="id20" draw:id="id20" draw:layer="layout" svg:width="3.032cm" svg:height="0.98cm" svg:x="12.218cm" svg:y="10.42cm">
          <draw:text-box>
            <text:p>geneinfo</text:p>
          </draw:text-box>
        </draw:frame>
        <draw:frame draw:style-name="gr9" xml:id="id17" draw:id="id17" draw:layer="layout" svg:width="3.032cm" svg:height="0.98cm" svg:x="12.218cm" svg:y="12.42cm">
          <draw:text-box>
            <text:p>txinfo</text:p>
          </draw:text-box>
        </draw:frame>
        <draw:frame draw:style-name="gr9" xml:id="id18" draw:id="id18" draw:layer="layout" svg:width="3.032cm" svg:height="0.98cm" svg:x="12.218cm" svg:y="14.42cm">
          <draw:text-box>
            <text:p>exonsets</text:p>
          </draw:text-box>
        </draw:frame>
        <draw:frame draw:style-name="gr9" xml:id="id26" draw:id="id26" draw:layer="layout" svg:width="5cm" svg:height="0.98cm" svg:x="20cm" svg:y="7.52cm">
          <draw:text-box>
            <text:p>seq, seqanno</text:p>
          </draw:text-box>
        </draw:frame>
        <draw:frame draw:style-name="gr9" xml:id="id27" draw:id="id27" draw:layer="layout" svg:width="5cm" svg:height="0.98cm" svg:x="20cm" svg:y="9.52cm">
          <draw:text-box>
            <text:p>gene</text:p>
          </draw:text-box>
        </draw:frame>
        <draw:frame draw:style-name="gr9" xml:id="id28" draw:id="id28" draw:layer="layout" svg:width="5cm" svg:height="0.98cm" svg:x="20cm" svg:y="11.52cm">
          <draw:text-box>
            <text:p>transcript</text:p>
          </draw:text-box>
        </draw:frame>
        <draw:frame draw:style-name="gr9" xml:id="id29" draw:id="id29" draw:layer="layout" svg:width="5cm" svg:height="0.98cm" svg:x="20cm" svg:y="13.52cm">
          <draw:text-box>
            <text:p>exonset, exon</text:p>
          </draw:text-box>
        </draw:frame>
        <draw:frame draw:style-name="gr9" xml:id="id31" draw:id="id31" draw:layer="layout" svg:width="5cm" svg:height="0.98cm" svg:x="20cm" svg:y="3.42cm">
          <draw:text-box>
            <text:p>origin</text:p>
          </draw:text-box>
        </draw:frame>
        <draw:connector draw:style-name="gr10" draw:text-style-name="P1" draw:layer="layout" draw:type="curve" svg:x1="6.532cm" svg:y1="6.711cm" svg:x2="12.218cm" svg:y2="12.91cm" draw:start-shape="id22" draw:start-glue-point="1" draw:end-shape="id17" draw:end-glue-point="3" svg:d="M6532 6711c4264 0 1422 6199 5686 6199" svg:viewBox="0 0 5687 6200">
          <text:p/>
        </draw:connector>
        <draw:connector draw:style-name="gr10" draw:text-style-name="P1" draw:layer="layout" draw:type="curve" svg:x1="6.532cm" svg:y1="6.711cm" svg:x2="12.218cm" svg:y2="14.91cm" draw:start-shape="id22" draw:start-glue-point="1" draw:end-shape="id18" svg:d="M6532 6711c4264 0 1422 8199 5686 8199" svg:viewBox="0 0 5687 8200">
          <text:p/>
        </draw:connector>
        <draw:connector draw:style-name="gr11" draw:text-style-name="P1" draw:layer="layout" draw:type="curve" svg:x1="6.5cm" svg:y1="10.91cm" svg:x2="12.218cm" svg:y2="12.91cm" draw:start-shape="id23" draw:start-glue-point="1" draw:end-shape="id17" draw:end-glue-point="3" svg:d="M6500 10910c4288 0 1430 2000 5718 2000" svg:viewBox="0 0 5719 2001">
          <text:p/>
        </draw:connector>
        <draw:connector draw:style-name="gr11" draw:text-style-name="P1" draw:layer="layout" draw:type="curve" svg:x1="6.5cm" svg:y1="10.91cm" svg:x2="12.218cm" svg:y2="14.91cm" draw:start-shape="id23" draw:start-glue-point="1" draw:end-shape="id18" draw:end-glue-point="3" svg:d="M6500 10910c4288 0 1430 4000 5718 4000" svg:viewBox="0 0 5719 4001">
          <text:p/>
        </draw:connector>
        <draw:connector draw:style-name="gr12" draw:text-style-name="P1" draw:layer="layout" draw:type="curve" svg:x1="6.5cm" svg:y1="8.91cm" svg:x2="12.218cm" svg:y2="6.91cm" draw:start-shape="id24" draw:start-glue-point="1" draw:end-shape="id25" draw:end-glue-point="3" svg:d="M6500 8910c4288 0 1430-2000 5718-2000" svg:viewBox="0 0 5719 2001">
          <text:p/>
        </draw:connector>
        <draw:connector draw:style-name="gr12" draw:text-style-name="P1" draw:layer="layout" draw:type="curve" svg:x1="6.5cm" svg:y1="8.91cm" svg:x2="12.218cm" svg:y2="12.91cm" draw:start-shape="id24" draw:start-glue-point="1" draw:end-shape="id17" draw:end-glue-point="3" svg:d="M6500 8910c4288 0 1430 4000 5718 4000" svg:viewBox="0 0 5719 4001">
          <text:p/>
        </draw:connector>
        <draw:connector draw:style-name="gr12" draw:text-style-name="P1" draw:layer="layout" draw:type="curve" svg:x1="6.5cm" svg:y1="8.91cm" svg:x2="12.218cm" svg:y2="14.91cm" draw:start-shape="id24" draw:start-glue-point="1" draw:end-shape="id18" svg:d="M6500 8910c4288 0 1430 6000 5718 6000" svg:viewBox="0 0 5719 6001">
          <text:p/>
        </draw:connector>
        <draw:connector draw:style-name="gr14" draw:text-style-name="P1" draw:layer="layout" draw:type="curve" svg:x1="15.25cm" svg:y1="6.91cm" svg:x2="20cm" svg:y2="8.01cm" draw:start-shape="id25" draw:start-glue-point="1" draw:end-shape="id26" draw:end-glue-point="3" svg:d="M15250 6910c3562 0 1188 1100 4750 1100" svg:viewBox="0 0 4751 1101">
          <text:p/>
        </draw:connector>
        <draw:connector draw:style-name="gr14" draw:text-style-name="P1" draw:layer="layout" draw:type="curve" svg:x1="15.25cm" svg:y1="8.91cm" svg:x2="20cm" svg:y2="8.01cm" draw:start-shape="id21" draw:start-glue-point="1" draw:end-shape="id26" draw:end-glue-point="3" svg:d="M15250 8910c3562 0 1188-900 4750-900" svg:viewBox="0 0 4751 901">
          <text:p/>
        </draw:connector>
        <draw:connector draw:style-name="gr14" draw:text-style-name="P1" draw:layer="layout" draw:type="curve" svg:x1="15.25cm" svg:y1="10.91cm" svg:x2="20cm" svg:y2="10.01cm" draw:start-shape="id20" draw:start-glue-point="1" draw:end-shape="id27" svg:d="M15250 10910c3562 0 1188-900 4750-900" svg:viewBox="0 0 4751 901">
          <text:p/>
        </draw:connector>
        <draw:connector draw:style-name="gr14" draw:text-style-name="P1" draw:layer="layout" draw:type="curve" svg:x1="15.25cm" svg:y1="12.91cm" svg:x2="20cm" svg:y2="12.01cm" draw:start-shape="id17" draw:start-glue-point="1" draw:end-shape="id28" draw:end-glue-point="3" svg:d="M15250 12910c3562 0 1188-900 4750-900" svg:viewBox="0 0 4751 901">
          <text:p/>
        </draw:connector>
        <draw:connector draw:style-name="gr14" draw:text-style-name="P1" draw:layer="layout" draw:type="curve" svg:x1="15.25cm" svg:y1="12.91cm" svg:x2="20cm" svg:y2="14.01cm" draw:start-shape="id17" draw:start-glue-point="1" draw:end-shape="id29" draw:end-glue-point="3" svg:d="M15250 12910c3562 0 1188 1100 4750 1100" svg:viewBox="0 0 4751 1101">
          <text:p/>
        </draw:connector>
        <draw:connector draw:style-name="gr14" draw:text-style-name="P1" draw:layer="layout" draw:type="curve" svg:x1="15.25cm" svg:y1="14.91cm" svg:x2="20cm" svg:y2="14.01cm" draw:start-shape="id18" draw:start-glue-point="1" draw:end-shape="id29" draw:end-glue-point="3" svg:d="M15250 14910c3562 0 1188-900 4750-900" svg:viewBox="0 0 4751 901">
          <text:p/>
        </draw:connector>
        <draw:frame draw:style-name="gr15" draw:text-style-name="P4" draw:layer="layout" svg:width="3.032cm" svg:height="1.673cm" svg:x="3.5cm" svg:y="1.309cm">
          <draw:text-box>
            <text:p text:style-name="P3"><text:span text:style-name="T1">data</text:span></text:p>
            <text:p text:style-name="P3"><text:span text:style-name="T1">source</text:span></text:p>
          </draw:text-box>
        </draw:frame>
        <draw:frame draw:style-name="gr15" draw:text-style-name="P4" draw:layer="layout" svg:width="4.25cm" svg:height="1.673cm" svg:x="11.5cm" svg:y="1.309cm">
          <draw:text-box>
            <text:p text:style-name="P3"><text:span text:style-name="T1">intermediate data files</text:span></text:p>
          </draw:text-box>
        </draw:frame>
        <draw:frame draw:style-name="gr15" draw:text-style-name="P4" draw:layer="layout" svg:width="5cm" svg:height="1.673cm" svg:x="20cm" svg:y="1.309cm">
          <draw:text-box>
            <text:p text:style-name="P3"><text:span text:style-name="T1">database</text:span></text:p>
            <text:p text:style-name="P3"><text:span text:style-name="T1">tables</text:span></text:p>
          </draw:text-box>
        </draw:frame>
        <draw:connector draw:style-name="gr12" draw:text-style-name="P1" draw:layer="layout" draw:type="curve" svg:x1="6.5cm" svg:y1="8.91cm" svg:x2="12.218cm" svg:y2="8.91cm" draw:start-shape="id24" draw:start-glue-point="1" draw:end-shape="id21" draw:end-glue-point="3" svg:d="M6500 8910h5718" svg:viewBox="0 0 5719 1">
          <text:p/>
        </draw:connector>
        <draw:frame draw:style-name="gr24" draw:text-style-name="P5" draw:layer="layout" svg:width="4.926cm" svg:height="3.581cm" svg:x="7.05cm" svg:y="17.151cm">
          <draw:text-box>
            <text:p text:style-name="P3"><text:span text:style-name="T2">source-specific</text:span></text:p>
            <text:p text:style-name="P3"><text:span text:style-name="T2">data extractors</text:span></text:p>
            <text:p text:style-name="P3"><text:span text:style-name="T3">ncbi-fetch</text:span></text:p>
            <text:p text:style-name="P3"><text:span text:style-name="T3">ensembl-fetch</text:span></text:p>
            <text:p text:style-name="P3"><text:span text:style-name="T3">ucsc-fetch-exonsets</text:span></text:p>
            <text:p text:style-name="P3"><text:span text:style-name="T3">uta-fetch</text:span></text:p>
          </draw:text-box>
        </draw:frame>
        <draw:frame draw:style-name="gr25" draw:text-style-name="P5" draw:layer="layout" svg:width="5.607cm" svg:height="3.581cm" svg:x="14.9cm" svg:y="17.151cm">
          <draw:text-box>
            <text:p text:style-name="P3"><text:span text:style-name="T2">data-specific</text:span></text:p>
            <text:p text:style-name="P3"><text:span text:style-name="T2">loaders</text:span></text:p>
            <text:p text:style-name="P3"><text:span text:style-name="T3">uta load-seqinfo FILE</text:span></text:p>
            <text:p text:style-name="P3"><text:span text:style-name="T3">uta load-geneinfo FILE</text:span></text:p>
            <text:p text:style-name="P3"><text:span text:style-name="T3">uta load-txinfo FILE</text:span></text:p>
            <text:p text:style-name="P3"><text:span text:style-name="T3">uta load-exonsets FILE</text:span></text:p>
          </draw:text-box>
        </draw:frame>
        <draw:frame draw:style-name="gr18" draw:text-style-name="P6" draw:layer="layout" svg:width="1.277cm" svg:height="0.962cm" svg:x="0.973cm" svg:y="1.038cm">
          <draw:text-box>
            <text:p>V2</text:p>
          </draw:text-box>
        </draw:frame>
        <draw:frame draw:style-name="gr26" draw:text-style-name="P9" draw:layer="layout" svg:width="5cm" svg:height="1cm" svg:x="20cm" svg:y="5.5cm">
          <draw:text-box>
            <text:p><text:span text:style-name="T6">assembly</text:span></text:p>
          </draw:text-box>
        </draw:frame>
        <draw:frame draw:style-name="gr9" xml:id="id30" draw:id="id30" draw:layer="layout" svg:width="3.032cm" svg:height="0.98cm" svg:x="12.218cm" svg:y="3.42cm">
          <draw:text-box>
            <text:p>tsv</text:p>
          </draw:text-box>
        </draw:frame>
        <draw:connector draw:style-name="gr14" draw:text-style-name="P1" draw:layer="layout" draw:type="curve" svg:x1="15.25cm" svg:y1="3.91cm" svg:x2="20cm" svg:y2="3.91cm" draw:start-shape="id30" draw:start-glue-point="1" draw:end-shape="id31" draw:end-glue-point="3" svg:d="M15250 3910h4750" svg:viewBox="0 0 4751 1">
          <text:p/>
        </draw:connector>
        <draw:frame draw:style-name="gr9" draw:layer="layout" svg:width="5cm" svg:height="0.98cm" svg:x="20cm" svg:y="15.52cm">
          <draw:text-box>
            <text:p>acmap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7" draw:text-style-name="P10" xml:id="id33" draw:id="id33" draw:layer="layout" svg:width="4.5cm" svg:height="2cm" svg:x="5.5cm" svg:y="8.75cm">
          <text:p text:style-name="P3">uta_dev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10" xml:id="id34" draw:id="id34" draw:layer="layout" svg:width="4.5cm" svg:height="2cm" svg:x="16.5cm" svg:y="8.75cm">
          <text:p text:style-name="P3">uta_qc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10" xml:id="id35" draw:id="id35" draw:layer="layout" svg:width="4.5cm" svg:height="2cm" svg:x="22.25cm" svg:y="8.75cm">
          <text:p text:style-name="P3">ut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" draw:text-style-name="P1" draw:layer="layout" draw:type="curve" svg:x1="3.517cm" svg:y1="7.056cm" svg:x2="6.45cm" svg:y2="8.75cm" svg:d="M3517 7056c2200 0 734 1694 2933 1694" svg:viewBox="0 0 2934 1695">
          <text:p/>
        </draw:connector>
        <draw:connector draw:style-name="gr14" draw:text-style-name="P1" draw:layer="layout" draw:type="curve" svg:x1="3.748cm" svg:y1="7.056cm" svg:x2="6.681cm" svg:y2="8.75cm" svg:d="M3748 7056c2200 0 734 1694 2933 1694" svg:viewBox="0 0 2934 1695">
          <text:p/>
        </draw:connector>
        <draw:connector draw:style-name="gr14" draw:text-style-name="P1" draw:layer="layout" draw:type="curve" svg:x1="3.979cm" svg:y1="7.056cm" svg:x2="6.912cm" svg:y2="8.75cm" svg:d="M3979 7056c2200 0 734 1694 2933 1694" svg:viewBox="0 0 2934 1695">
          <text:p/>
        </draw:connector>
        <draw:line draw:style-name="gr14" draw:text-style-name="P1" draw:layer="layout" svg:x1="2.25cm" svg:y1="9.75cm" svg:x2="5.75cm" svg:y2="9.75cm">
          <text:p/>
        </draw:line>
        <draw:frame draw:style-name="gr28" draw:text-style-name="P6" draw:layer="layout" svg:width="4.769cm" svg:height="0.962cm" svg:x="1.5cm" svg:y="10.5cm">
          <draw:text-box>
            <text:p>0. create, grant</text:p>
          </draw:text-box>
        </draw:frame>
        <draw:frame draw:style-name="gr29" draw:text-style-name="P6" draw:layer="layout" svg:width="4.38cm" svg:height="0.962cm" svg:x="4.37cm" svg:y="14.038cm">
          <draw:text-box>
            <text:p>8. refresh dev</text:p>
          </draw:text-box>
        </draw:frame>
        <draw:frame draw:style-name="gr30" draw:text-style-name="P11" draw:layer="layout" svg:width="3.458cm" svg:height="1.766cm" svg:x="1.342cm" svg:y="5.484cm">
          <draw:text-box>
            <text:p>1. load</text:p>
            <text:p>into uta1</text:p>
          </draw:text-box>
        </draw:frame>
        <draw:frame draw:style-name="gr31" draw:text-style-name="P11" draw:layer="layout" svg:width="4.206cm" svg:height="0.963cm" svg:x="3.94cm" svg:y="4.34cm">
          <draw:text-box>
            <text:p>2. refresh mv</text:p>
          </draw:text-box>
        </draw:frame>
        <draw:frame draw:style-name="gr32" draw:text-style-name="P11" draw:layer="layout" svg:width="7.25cm" svg:height="1.845cm" svg:x="7cm" svg:y="5.655cm">
          <draw:text-box>
            <text:p>3. rename</text:p>
            <text:p>uta1 → uta_20140602</text:p>
          </draw:text-box>
        </draw:frame>
        <draw:custom-shape draw:style-name="gr33" draw:text-style-name="P12" xml:id="id32" draw:id="id32" draw:layer="layout" svg:width="2cm" svg:height="2.25cm" svg:x="12cm" svg:y="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1" draw:text-style-name="P11" draw:layer="layout" svg:width="2.792cm" svg:height="0.963cm" svg:x="10.008cm" svg:y="11.587cm">
          <draw:text-box>
            <text:p>4. dump</text:p>
          </draw:text-box>
        </draw:frame>
        <draw:frame draw:style-name="gr31" draw:text-style-name="P11" draw:layer="layout" svg:width="1.878cm" svg:height="0.963cm" svg:x="17.804cm" svg:y="5.94cm">
          <draw:text-box>
            <text:p>6. qc</text:p>
          </draw:text-box>
        </draw:frame>
        <draw:frame draw:style-name="gr34" draw:text-style-name="P11" draw:layer="layout" svg:width="3.283cm" svg:height="1.674cm" svg:x="20cm" svg:y="12.076cm">
          <draw:text-box>
            <text:p>7. release</text:p>
            <text:p/>
          </draw:text-box>
        </draw:frame>
        <draw:connector draw:style-name="gr14" draw:text-style-name="P1" draw:layer="layout" draw:type="curve" svg:x1="12cm" svg:y1="15.125cm" svg:x2="7.75cm" svg:y2="10.75cm" draw:start-shape="id32" draw:start-glue-point="5" draw:end-shape="id33" draw:end-glue-point="7" svg:d="M12000 15125c-2834 0-4250-1458-4250-4375" svg:viewBox="0 0 4251 4376">
          <text:p/>
        </draw:connector>
        <draw:connector draw:style-name="gr14" draw:text-style-name="P1" draw:layer="layout" draw:type="curve" svg:x1="10cm" svg:y1="9.75cm" svg:x2="13cm" svg:y2="14cm" draw:start-shape="id33" draw:start-glue-point="8" draw:end-shape="id32" draw:end-glue-point="4" svg:d="M10000 9750c2000 0 3000 1416 3000 4250" svg:viewBox="0 0 3001 4251">
          <text:p/>
        </draw:connector>
        <draw:frame draw:style-name="gr35" draw:text-style-name="P11" draw:layer="layout" svg:width="7cm" svg:height="1.673cm" svg:x="9.45cm" svg:y="16.687cm">
          <draw:text-box>
            <text:p>uta_20140602.pgd.gz</text:p>
          </draw:text-box>
        </draw:frame>
        <draw:frame draw:style-name="gr31" draw:text-style-name="P11" draw:layer="layout" svg:width="4.545cm" svg:height="0.963cm" svg:x="14.455cm" svg:y="12cm">
          <draw:text-box>
            <text:p>5. qc push</text:p>
          </draw:text-box>
        </draw:frame>
        <draw:connector draw:style-name="gr14" draw:text-style-name="P1" draw:layer="layout" draw:type="curve" svg:x1="14cm" svg:y1="15.125cm" svg:x2="18.75cm" svg:y2="10.75cm" draw:start-shape="id32" draw:start-glue-point="7" draw:end-shape="id34" draw:end-glue-point="7" svg:d="M14000 15125c3167 0 4750-1458 4750-4375" svg:viewBox="0 0 4751 4376">
          <text:p/>
        </draw:connector>
        <draw:connector draw:style-name="gr14" draw:text-style-name="P1" draw:layer="layout" draw:type="curve" svg:x1="14cm" svg:y1="15.125cm" svg:x2="24.5cm" svg:y2="10.75cm" draw:start-shape="id32" draw:start-glue-point="7" draw:end-shape="id35" draw:end-glue-point="7" svg:d="M14000 15125c7000 0 10500-1458 10500-4375" svg:viewBox="0 0 10501 4376">
          <text:p/>
        </draw:connector>
        <draw:line draw:style-name="gr14" draw:text-style-name="P1" xml:id="id37" draw:id="id37" draw:layer="layout" svg:x1="6cm" svg:y1="5.5cm" svg:x2="7.75cm" svg:y2="8.75cm">
          <text:p/>
        </draw:line>
        <draw:line draw:style-name="gr14" draw:text-style-name="P1" draw:layer="layout" svg:x1="9.75cm" svg:y1="7.5cm" svg:x2="8cm" svg:y2="8.75cm">
          <text:p/>
        </draw:line>
        <draw:custom-shape draw:style-name="gr27" draw:text-style-name="P10" xml:id="id36" draw:id="id36" draw:layer="layout" svg:width="4.5cm" svg:height="2cm" svg:x="2.5cm" svg:y="16.75cm">
          <text:p text:style-name="P3">seq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4" draw:text-style-name="P1" draw:layer="layout" svg:x1="-0.25cm" svg:y1="17.75cm" svg:x2="3.25cm" svg:y2="17.75cm">
          <text:p/>
        </draw:line>
        <draw:frame draw:style-name="gr28" draw:text-style-name="P6" draw:layer="layout" svg:width="5.078cm" svg:height="0.962cm" svg:x="0cm" svg:y="18.25cm">
          <draw:text-box>
            <text:p>-1. load seqrepo</text:p>
          </draw:text-box>
        </draw:frame>
        <draw:connector draw:style-name="gr36" draw:text-style-name="P1" draw:layer="layout" draw:type="curve" svg:x1="4.75cm" svg:y1="16.75cm" svg:x2="6cm" svg:y2="7.125cm" draw:start-shape="id36" draw:start-glue-point="5" draw:end-shape="id37" draw:end-glue-point="3" svg:d="M4750 16750c0-6417 416-9625 1250-9625" svg:viewBox="0 0 1251 9626">
          <text:p/>
        </draw:connector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 style:parent-style-name="standard">
      <style:graphic-properties draw:stroke="solid" draw:stroke-dash="Dashed_20__28_var_29__20_2" svg:stroke-width="0.1cm" draw:marker-start-width="0.45cm" draw:marker-end-width="0.45cm" draw:fill="none" draw:fill-gradient-name="Gradient_20_7" draw:fill-hatch-name="Hatching_20_1" draw:fill-image-name="Bitmape_20_1" draw:fill-image-width="0cm" draw:fill-image-height="0cm" draw:textarea-vertical-align="middle"/>
      <style:paragraph-properties fo:text-align="center"/>
      <style:text-properties style:font-name="Linux Biolinum O" fo:font-family="'Linux Biolinum O'" style:font-style-name="Regular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1-08-26T10:51:17</meta:creation-date>
    <dc:date>2017-07-03T07:55:30.494191822</dc:date>
    <dc:creator>Reece Hart</dc:creator>
    <meta:editing-duration>PT5H4M6S</meta:editing-duration>
    <meta:editing-cycles>20</meta:editing-cycles>
    <meta:generator>LibreOffice/5.3.1.2$Linux_X86_64 LibreOffice_project/30m0$Build-2</meta:generator>
    <meta:document-statistic meta:object-count="145"/>
  </office:meta>
</office:document-meta>
</file>